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7.8875in" fo:margin-left="-0.1667in" style:page-number="auto" table:align="left" style:writing-mode="lr-tb"/>
    </style:style>
    <style:style style:name="Table1.A" style:family="table-column">
      <style:table-column-properties style:column-width="2.8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3125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middle" fo:background-color="#f3f3f3" fo:padding-left="0.075in" fo:padding-right="0.075in" fo:padding-top="0in" fo:padding-bottom="0in" fo:border="2.2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2.25pt solid #000000" fo:border-right="none" fo:border-top="0.25pt solid #000000" fo:border-bottom="2.2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2.2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25pt solid #000000" fo:border-right="none" fo:border-top="0.25pt solid #000000" fo:border-bottom="2.2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2" style:family="table">
      <style:table-properties style:width="7.8875in" fo:margin-left="-0.1667in" table:align="left" style:writing-mode="lr-tb"/>
    </style:style>
    <style:style style:name="Table2.A" style:family="table-column">
      <style:table-column-properties style:column-width="1.825in"/>
    </style:style>
    <style:style style:name="Table2.B" style:family="table-column">
      <style:table-column-properties style:column-width="6.0625in"/>
    </style:style>
    <style:style style:name="Table2.1" style:family="table-row">
      <style:table-row-properties style:min-row-height="0.8125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2.25pt solid #000000" fo:border-right="none" fo:border-top="2.2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0.5pt solid #000000" fo:border-right="2.25pt solid #000000" fo:border-top="2.25pt solid #000000" fo:border-bottom="0.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2.2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2.25pt solid #000000" fo:border-right="none" fo:border-top="0.5pt solid #000000" fo:border-bottom="2.25pt solid #000000" style:writing-mode="lr-tb"/>
    </style:style>
    <style:style style:name="Table2.B10" style:family="table-cell">
      <style:table-cell-properties style:vertical-align="top" fo:padding-left="0.075in" fo:padding-right="0.075in" fo:padding-top="0in" fo:padding-bottom="0in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Heading_20_1">
      <style:paragraph-properties fo:margin-top="0.1665in" fo:margin-bottom="0.0417in" loext:contextual-spacing="false" fo:text-align="center" style:justify-single-word="false" style:snap-to-layout-grid="false"/>
    </style:style>
    <style:style style:name="P2" style:family="paragraph" style:parent-style-name="Standard">
      <style:paragraph-properties style:snap-to-layout-grid="false"/>
      <style:text-properties fo:font-size="9pt" style:font-size-asian="9pt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officeooo:rsid="000786e6" officeooo:paragraph-rsid="000786e6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style:writing-mode="lr-tb"/>
      <style:text-properties style:font-name="Arial" fo:font-size="10pt" style:font-size-asian="10pt" style:font-name-complex="Arial" style:font-size-complex="10pt"/>
    </style:style>
    <style:style style:name="P8" style:family="paragraph">
      <style:paragraph-properties style:writing-mode="lr-tb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>
      <style:paragraph-properties style:writing-mode="lr-tb"/>
      <style:text-properties style:font-name="Arial" fo:font-size="10pt" style:font-size-asian="10pt" style:font-name-complex="Arial" style:font-size-complex="10pt"/>
    </style:style>
    <style:style style:name="P10" style:family="paragraph">
      <style:paragraph-properties style:writing-mode="lr-tb"/>
      <style:text-properties style:font-name="Arial" fo:font-size="10pt" officeooo:rsid="0007b3df" officeooo:paragraph-rsid="0007b3df" style:font-size-asian="10pt" style:font-name-complex="Arial" style:font-size-complex="10pt"/>
    </style:style>
    <style:style style:name="P11" style:family="paragraph">
      <style:paragraph-properties style:writing-mode="lr-tb"/>
      <style:text-properties style:font-name="Arial" fo:font-size="10pt" officeooo:rsid="000a4e5b" officeooo:paragraph-rsid="000a4e5b" style:font-size-asian="10pt" style:font-name-complex="Arial" style:font-size-complex="10pt"/>
    </style:style>
    <style:style style:name="T1" style:family="text">
      <style:text-properties style:font-name="Century Gothic" fo:font-size="26pt" style:font-size-asian="26pt" style:font-name-complex="Century Gothic" style:font-size-complex="26pt"/>
    </style:style>
    <style:style style:name="T2" style:family="text">
      <style:text-properties style:font-name="Century Gothic" fo:font-size="26pt" style:font-name-asian="Century Gothic" style:font-size-asian="26pt" style:font-name-complex="Century Gothic" style:font-size-complex="26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language="none" fo:country="none" style:font-size-asian="9pt" style:language-asian="none" style:country-asian="none"/>
    </style:style>
    <style:style style:name="T5" style:family="text">
      <style:text-properties fo:font-size="9pt" fo:language="none" fo:country="none" style:font-name-asian="Century Gothic" style:font-size-asian="9pt" style:language-asian="none" style:country-asian="none"/>
    </style:style>
    <style:style style:name="T6" style:family="text">
      <style:text-properties fo:font-size="9pt" style:font-name-asian="Century Gothic" style:font-size-asian="9pt"/>
    </style:style>
    <style:style style:name="T7" style:family="text">
      <style:text-properties fo:font-size="9pt" fo:letter-spacing="-0.0035in" style:font-size-asian="9pt"/>
    </style:style>
    <style:style style:name="T8" style:family="text">
      <style:text-properties fo:font-size="9pt" fo:letter-spacing="-0.0035in" fo:language="none" fo:country="none" style:font-size-asian="9pt" style:language-asian="none" style:country-asian="none"/>
    </style:style>
    <style:style style:name="T9" style:family="text">
      <style:text-properties fo:font-size="9pt" fo:letter-spacing="-0.0035in" style:font-name-asian="Century Gothic" style:font-size-asian="9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7b3df" style:font-weight-asian="bold" style:font-weight-complex="bold"/>
    </style:style>
    <style:style style:name="T12" style:family="text">
      <style:text-properties officeooo:rsid="000786e6"/>
    </style:style>
    <style:style style:name="T13" style:family="text">
      <style:text-properties officeooo:rsid="0007b3df"/>
    </style:style>
    <style:style style:name="T14" style:family="text">
      <style:text-properties officeooo:rsid="000a4e5b"/>
    </style:style>
    <style:style style:name="T15" style:family="text">
      <style:text-properties officeooo:rsid="000b87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h text:style-name="P1" text:outline-level="1"><text:span text:style-name="T1">QUICK BUSINESS</text:span><text:span text:style-name="T2"> </text:span><text:span text:style-name="T1">PLAN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">Name:</text:p>
            <text:p text:style-name="Standard"><field:fieldmark-start text:name="__Fieldmark__0_729493002" field:type="vnd.oasis.opendocument.field.FORMTEXT"><field:param field:name="Description" field:value=""/><field:param field:name="Name" field:value=""/></field:fieldmark-start><text:span text:style-name="T4">     </text:span><field:fieldmark-end/></text:p>
          </table:table-cell>
          <table:table-cell table:style-name="Table1.B2" office:value-type="string">
            <text:p text:style-name="P3"><text:span text:style-name="T3">Company:<text:line-break/></text:span><field:fieldmark-start text:name="__Fieldmark__1_729493002" field:type="vnd.oasis.opendocument.field.FORMTEXT"><field:param field:name="Description" field:value=""/><field:param field:name="Name" field:value=""/></field:fieldmark-start><text:span text:style-name="T4">     </text:span><field:fieldmark-end/></text:p>
          </table:table-cell>
          <table:table-cell table:style-name="Table1.C2" office:value-type="string">
            <text:p text:style-name="P3"><text:span text:style-name="T3">Telephone:</text:span><text:span text:style-name="T6"> </text:span><text:span text:style-name="T3"><text:line-break/></text:span><text:span text:style-name="T7">(</text:span><field:fieldmark-start text:name="__Fieldmark__2_729493002" field:type="vnd.oasis.opendocument.field.FORMTEXT"><field:param field:name="Description" field:value=""/><field:param field:name="Name" field:value=""/></field:fieldmark-start><text:span text:style-name="T8">   </text:span><field:fieldmark-end/><text:span text:style-name="T7">)</text:span><text:span text:style-name="T9"> </text:span><field:fieldmark-start text:name="__Fieldmark__3_729493002" field:type="vnd.oasis.opendocument.field.FORMTEXT"><field:param field:name="Description" field:value=""/><field:param field:name="Name" field:value=""/></field:fieldmark-start><text:span text:style-name="T8">   </text:span><field:fieldmark-end/><text:span text:style-name="T9"> </text:span><text:span text:style-name="T7">-</text:span><text:span text:style-name="T9"> </text:span><field:fieldmark-start text:name="__Fieldmark__4_729493002" field:type="vnd.oasis.opendocument.field.FORMTEXT"><field:param field:name="Description" field:value=""/><field:param field:name="Name" field:value=""/></field:fieldmark-start><text:span text:style-name="T8">    </text:span><field:fieldmark-end/></text:p>
          </table:table-cell>
          <table:table-cell table:style-name="Table1.D2" office:value-type="string">
            <text:p text:style-name="P3"><text:span text:style-name="T3">Email:<text:line-break/></text:span><field:fieldmark-start text:name="__Fieldmark__5_729493002" field:type="vnd.oasis.opendocument.field.FORMTEXT"><field:param field:name="Description" field:value=""/><field:param field:name="Name" field:value=""/></field:fieldmark-start><text:span text:style-name="T4">     </text:span><field:fieldmark-end/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>Abstract <text:span text:style-name="T15">(Idea)</text:span>:</text:p>
            <text:p text:style-name="P7">Keywords...</text:p>
          </table:table-cell>
          <table:table-cell table:style-name="Table2.B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7"><text:span text:style-name="T10">Team / </text:span><text:span text:style-name="T11">Other Help</text:span><text:span text:style-name="T10">:</text:span></text:p>
            <text:p text:style-name="P7">(Experience / Resume)<text:line-break/>(<text:span text:style-name="T13">helpful friends</text:span>)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><text:span text:style-name="T10">Money: </text:span><text:line-break/>$ € ¢ £ ¥ ₽ ₩ ₪ ฿ ₫ ₴ ₹<text:line-break/>(attached Price Model)</text:p>
            <text:p text:style-name="P7">(attached Sales Flow)</text:p>
            <text:p text:style-name="P7">(Supply &amp; Demand)</text:p>
            <text:p text:style-name="P7">(Financial Forecast)<text:line-break/>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><text:span text:style-name="T10">Fun/Need/Why/Unique:</text:span><text:line-break/>How will this benefit society?</text:p>
            <text:p>Why would someone want to work on this?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><text:span text:style-name="T10">Documents:</text:span><text:line-break/>(marketing / advertising / maps / graphs / charts / images / organizational diagram / website)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><text:span text:style-name="T10">Partners/</text:span><text:span text:style-name="T11">Customers</text:span><text:span text:style-name="T10"> (competitors):</text:span><text:line-break/>(partner case studies)</text:p>
            <text:p text:style-name="P7"/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>Research &amp; Science:</text:p>
            <text:p text:style-name="P7">(<text:span text:style-name="T14">scientific &amp;<text:line-break/>technical details</text:span>)</text:p>
            <text:p>(academic collaboration)</text:p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>Time / Plan / <text:span text:style-name="T15">Realistic</text:span>:</text:p>
            <text:p text:style-name="P7">(attached project time line and organizational chart)</text:p>
            <text:p text:style-name="P7">(Exit or Alternative Idea)</text:p>
            <text:p text:style-name="P7"/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2" office:value-type="string">
            <text:p text:style-name="P7"><text:span text:style-name="T10">Legal &amp; Political &amp; Security &amp; Documents:</text:span><text:line-break/>(attached requirements)</text:p>
            <text:p text:style-name="P7">(international space)</text:p>
            <text:p text:style-name="P4"/>
          </table:table-cell>
          <table:table-cell table:style-name="Table2.B2" office:value-type="string">
            <text:p text:style-name="P4"/>
          </table:table-cell>
        </table:table-row>
        <table:table-row table:style-name="Table2.1">
          <table:table-cell table:style-name="Table2.A10" office:value-type="string">
            <text:p text:style-name="P7"><text:span text:style-name="T10">Other:</text:span><text:line-break/>General or Detail...</text:p>
            <text:p text:style-name="P7"/>
          </table:table-cell>
          <table:table-cell table:style-name="Table2.B10" office:value-type="string">
            <text:p text:style-name="P4"/>
          </table:table-cell>
        </table:table-row>
      </table:table>
      <text:p text:style-name="P6"/>
      <text:p text:style-name="P6">CONFIDENTI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/>
    <style:font-face style:name="Droid Sans Fallback" svg:font-family="'Droid Sans Fallback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entury Gothic" fo:font-family="'Century Gothic'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Century Gothic" style:font-family-complex="'Century Gothic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fo:font-size="13.5pt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0pt" style:font-name-asian="Century Gothic" style:font-family-asian="'Century Gothic'" style:font-family-generic-asian="swiss" style:font-pitch-asian="variable" style:font-size-asian="10pt" style:font-size-complex="10pt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25in" fo:margin-left="0.5in" fo:margin-right="0.7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er C. Martin</meta:initial-creator>
    <meta:creation-date>2005-05-03T14:49:00</meta:creation-date>
    <dc:date>2018-03-06T15:04:30.854627519</dc:date>
    <meta:print-date>2005-05-03T18:27:00</meta:print-date>
    <meta:editing-cycles>23</meta:editing-cycles>
    <meta:editing-duration>PT1H58M17S</meta:editing-duration>
    <meta:generator>LibreOffice/5.4.5.1$Linux_X86_64 LibreOffice_project/40m0$Build-1</meta:generator>
    <meta:document-statistic meta:table-count="2" meta:image-count="0" meta:object-count="0" meta:page-count="1" meta:paragraph-count="28" meta:word-count="135" meta:character-count="847" meta:non-whitespace-character-count="719"/>
  </office:meta>
</office:document-meta>
</file>